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6"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table:style-name="ce10"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table:style-name="ce6"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table:style-name="ce6"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table:style-name="ce10"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table:style-name="ce6"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table:style-name="ce6"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table:style-name="ce6"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table:style-name="ce10"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table:style-name="ce10"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table:style-name="ce10"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1:02:27.08271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22T11:02:34.708005200</dc:date>
    <meta:editing-duration>PT2H30M43S</meta:editing-duration>
    <meta:editing-cycles>13</meta:editing-cycles>
    <meta:generator>LibreOffice/25.8.5.2$Windows_X86_64 LibreOffice_project/9c8b85f387cc00a89945a79c9e6239f32e450ac2</meta:generator>
    <meta:document-statistic meta:table-count="1" meta:cell-count="91" meta:object-count="0"/>
  </office:meta>
</office:document-meta>
</file>